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/>
        </mtd>
      </mtr>
      <mtr>
        <mtd>
          <mrow>
            <mi mathvariant="italic">CLK</mi>
            <mo stretchy="false">=</mo>
            <mn>0</mn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  <mtr>
        <mtd>
          <mrow/>
        </mtd>
      </mtr>
      <mtr>
        <mtd>
          <mrow>
            <mi mathvariant="italic">CLK</mi>
            <mo stretchy="false">=</mo>
            <mn>1</mn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  <mtr>
        <mtd>
          <mrow/>
        </mtd>
      </mtr>
      <mtr>
        <mtd>
          <mrow>
            <mi mathvariant="italic">CLK</mi>
            <mo stretchy="false">=</mo>
            <mn>0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  <mtr>
        <mtd>
          <mrow/>
        </mtd>
      </mtr>
      <mtr>
        <mtd>
          <mrow>
            <mi mathvariant="italic">CLK</mi>
            <mo stretchy="false">=</mo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  <mtr>
        <mtd>
          <mrow/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overline{CLK}})+J cdot overline{CLK} newline
Q1=Q1_{(n-1)} cdot (overline{K} + CLK)+J cdot overline{CLK} newline
overline{Q1}=overline{Q1_{(n-1)}} cdot (overline{J} + overline{overline{CLK}})+K cdot overline{CLK} newline
overline{Q1}=overline{Q1_{(n-1)}} cdot (overline{J} + CLK)+K cdot overline{CLK} newline newline

CLK=0 newline
Q1=Q1_{(n-1)} cdot (overline{K} + 0)+J cdot overline{0} newline
Q1=Q1_{(n-1)} cdot overline{K}+J cdot 1 newline
Q1=Q1_{(n-1)} cdot overline{K}+J newline newline

overline{Q1}=overline{Q1_{(n-1)}} cdot (overline{J} + 0)+K cdot overline{0} newline
overline{Q1}=overline{Q1_{(n-1)}} cdot overline{J}+K cdot 1 newline
overline{Q1}=overline{Q1_{(n-1)}} cdot overline{J}+K newline newline

CLK=1 newline
Q1=Q1_{(n-1)} cdot (overline{K} + 1)+J cdot overline{1} newline
Q1=Q1_{(n-1)} cdot 1+J cdot 0 newline
Q1=Q1_{(n-1)} newline newline

overline{Q1}=overline{Q1_{(n-1)}} cdot (overline{J} + 1)+K cdot overline{1} newline
overline{Q1}=overline{Q1_{(n-1)}} cdot 1+K cdot 0 newline
overline{Q1}=overline{Q1_{(n-1)}} newline newline

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
overline{Q2}=overline{Q2_{(n-1)}} cdot (overline{Q1} + overline{CLK})+overline{Q1} cdot CLK newline newline

CLK=0 newline
Q2=Q2_{(n-1)} cdot (Q1 + overline{0})+Q1 cdot 0 newline
Q2=Q2_{(n-1)} cdot (Q1 + 1) newline
Q2=Q2_{(n-1)} cdot 1 newline
Q2=Q2_{(n-1)} newline newline

overline{Q2}=overline{Q2_{(n-1)}} cdot (overline{Q1} + overline{0})+overline{Q1} cdot 0 newline
overline{Q2}=overline{Q2_{(n-1)}} cdot (overline{Q1} + 1) newline 
overline{Q2}=overline{Q2_{(n-1)}} cdot 1 newline 
overline{Q2}=overline{Q2_{(n-1)}} newline newline

CLK=1 newline
Q2=Q2_{(n-1)} cdot (Q1 + overline{1})+Q1 cdot 1 newline
Q2=Q2_{(n-1)} cdot (Q1 + 0)+Q1 newline
Q2=Q2_{(n-1)} cdot Q1+Q1 newline
Q2=(Q2_{(n-1)} + 1) cdot Q1 newline
Q2=Q1 newline newline

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 newline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23:37.524511836</meta:creation-date>
    <meta:generator>LibreOffice/7.6.4.1$Linux_X86_64 LibreOffice_project/60$Build-1</meta:generator>
    <dc:date>2024-04-21T18:07:48.153581558</dc:date>
    <meta:editing-duration>PT6H10M20S</meta:editing-duration>
    <meta:editing-cycles>14</meta:editing-cycles>
  </office:meta>
</office:document-meta>
</file>